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ookman Uralic" svg:font-family="'Bookman Uralic'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pes" style:family="table">
      <style:table-properties style:width="6.8896in" style:rel-width="100%" fo:margin-left="0in" fo:margin-top="0in" fo:margin-bottom="0in" table:align="left" style:writing-mode="lr-tb"/>
    </style:style>
    <style:style style:name="ppes.A" style:family="table-column">
      <style:table-column-properties style:column-width="0.4979in" style:rel-column-width="717*"/>
    </style:style>
    <style:style style:name="ppes.B" style:family="table-column">
      <style:table-column-properties style:column-width="2.9465in" style:rel-column-width="4243*"/>
    </style:style>
    <style:style style:name="ppes.C" style:family="table-column">
      <style:table-column-properties style:column-width="1.7229in" style:rel-column-width="2481*"/>
    </style:style>
    <style:style style:name="ppes.D" style:family="table-column">
      <style:table-column-properties style:column-width="1.7222in" style:rel-column-width="2480*"/>
    </style:style>
    <style:style style:name="ppes.1" style:family="table-row">
      <style:table-row-properties fo:keep-together="auto"/>
    </style:style>
    <style:style style:name="ppes.A1" style:family="table-cell">
      <style:table-cell-properties fo:padding="0in" fo:border="none"/>
    </style:style>
    <style:style style:name="ppes.2" style:family="table-row">
      <style:table-row-properties style:min-row-height="0.2451in" fo:keep-together="auto"/>
    </style:style>
    <style:style style:name="ppes.A2" style:family="table-cell">
      <style:table-cell-properties fo:padding="0in" fo:border="none"/>
    </style:style>
    <style:style style:name="main" style:family="table">
      <style:table-properties style:width="6.6868in" fo:margin-left="0.0035in" fo:margin-top="0in" fo:margin-bottom="0in" table:align="left" style:writing-mode="lr-tb"/>
    </style:style>
    <style:style style:name="main.A" style:family="table-column">
      <style:table-column-properties style:column-width="1.2764in"/>
    </style:style>
    <style:style style:name="main.B" style:family="table-column">
      <style:table-column-properties style:column-width="5.4104in"/>
    </style:style>
    <style:style style:name="main.1" style:family="table-row">
      <style:table-row-properties style:min-row-height="0.4854in" fo:keep-together="auto"/>
    </style:style>
    <style:style style:name="main.A1" style:family="table-cell">
      <style:table-cell-properties fo:padding-left="0.075in" fo:padding-right="0.075in" fo:padding-top="0in" fo:padding-bottom="0in" fo:border="0.5pt solid #000000" style:writing-mode="lr-tb"/>
    </style:style>
    <style:style style:name="main.2" style:family="table-row">
      <style:table-row-properties style:min-row-height="1.2153in" fo:keep-together="auto"/>
    </style:style>
    <style:style style:name="payments" style:family="table">
      <style:table-properties style:width="5.2604in" style:rel-width="100%" fo:margin-left="0.0014in" fo:margin-top="0in" fo:margin-bottom="0in" table:align="left" style:writing-mode="lr-tb"/>
    </style:style>
    <style:style style:name="payments.A" style:family="table-column">
      <style:table-column-properties style:column-width="5.2604in" style:rel-column-width="6976*"/>
    </style:style>
    <style:style style:name="payments.1" style:family="table-row">
      <style:table-row-properties fo:keep-together="auto"/>
    </style:style>
    <style:style style:name="payments.A1" style:family="table-cell">
      <style:table-cell-properties fo:padding="0.0201in" fo:border="0.25pt solid #5983b0"/>
    </style:style>
    <style:style style:name="payments.2" style:family="table-row">
      <style:table-row-properties style:min-row-height="0.2681in" fo:keep-together="auto"/>
    </style:style>
    <style:style style:name="payments.A2" style:family="table-cell">
      <style:table-cell-properties fo:padding="0.0201in" fo:border-left="0.25pt solid #5983b0" fo:border-right="0.25pt solid #5983b0" fo:border-top="none" fo:border-bottom="0.25pt solid #5983b0"/>
    </style:style>
    <style:style style:name="payments" style:family="table">
      <style:table-properties style:width="5.2604in" style:rel-width="100%" fo:margin-left="0.0014in" fo:margin-top="0in" fo:margin-bottom="0in" table:align="left" style:writing-mode="lr-tb"/>
    </style:style>
    <style:style style:name="payments.A" style:family="table-column">
      <style:table-column-properties style:column-width="5.2604in" style:rel-column-width="6976*"/>
    </style:style>
    <style:style style:name="payments.1" style:family="table-row">
      <style:table-row-properties fo:keep-together="auto"/>
    </style:style>
    <style:style style:name="payments.A1" style:family="table-cell">
      <style:table-cell-properties fo:padding="0.0201in" fo:border="0.25pt solid #5983b0"/>
    </style:style>
    <style:style style:name="payments.2" style:family="table-row">
      <style:table-row-properties style:min-row-height="0.2681in" fo:keep-together="auto"/>
    </style:style>
    <style:style style:name="payments.A2" style:family="table-cell">
      <style:table-cell-properties fo:padding="0.0201in" fo:border-left="0.25pt solid #5983b0" fo:border-right="0.25pt solid #5983b0" fo:border-top="none" fo:border-bottom="0.25pt solid #5983b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margin-top="0in" fo:margin-bottom="0in" style:contextual-spacing="false" fo:text-align="start" style:justify-single-word="false" fo:orphans="0" fo:widows="0" fo:hyphenation-ladder-count="no-limit"/>
      <style:text-properties fo:font-weight="bold" style:font-weight-asian="bold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top="0in" fo:margin-bottom="0in" style:contextual-spacing="false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top="0in" fo:margin-bottom="0in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top="0in" fo:margin-bottom="0in" style:contextual-spacing="false" fo:text-align="justify" style:justify-single-word="false" fo:orphans="0" fo:widows="0" fo:hyphenation-ladder-count="no-limit"/>
      <style:text-properties fo:language="uk" fo:country="UA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top="0in" fo:margin-bottom="0in" style:contextual-spacing="false" fo:text-align="justify" style:justify-single-word="false" fo:orphans="0" fo:widows="0" fo:hyphenation-ladder-count="no-limit"/>
      <style:text-properties style:font-name="Times New Roman" fo:language="ru" fo:country="RU" style:letter-kerning="false" style:font-name-asian="Times New Roman1" style:language-asian="ru" style:country-asian="RU" style:font-name-complex="Times New Roman1" style:language-complex="ar" style:country-complex="SA" fo:hyphenate="false" fo:hyphenation-remain-char-count="2" fo:hyphenation-push-char-count="2" loext:hyphenation-no-caps="false"/>
    </style:style>
    <style:style style:name="P10" style:family="paragraph" style:parent-style-name="Table_20_Contents">
      <style:paragraph-properties fo:orphans="0" fo:widows="0"/>
    </style:style>
    <style:style style:name="P11" style:family="paragraph" style:parent-style-name="Standard">
      <style:paragraph-properties fo:margin-top="0in" fo:margin-bottom="0in" style:contextual-spacing="false" fo:text-align="start" style:justify-single-word="false" fo:orphans="0" fo:widows="0" fo:hyphenation-ladder-count="no-limit"/>
      <style:text-properties fo:language="ru" fo:country="RU" fo:font-weight="bold" style:letter-kerning="false" style:font-name-asian="Times New Roman1" style:language-asian="ru" style:country-asian="RU" style:font-weight-asian="bold" style:font-name-complex="Times New Roman1" style:language-complex="ar" style:country-complex="SA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in" fo:margin-bottom="0in" style:contextual-spacing="false" fo:text-align="justify" style:justify-single-word="false" fo:orphans="0" fo:widows="0" fo:hyphenation-ladder-count="no-limit"/>
      <style:text-properties fo:language="ru" fo:country="RU" fo:font-weight="bold" style:letter-kerning="false" style:font-name-asian="Times New Roman1" style:language-asian="ru" style:country-asian="RU" style:font-weight-asian="bold" style:font-name-complex="Times New Roman1" style:language-complex="ar" style:country-complex="SA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top="0in" fo:margin-bottom="0in" style:contextual-spacing="false" fo:text-align="justify" style:justify-single-word="false" fo:orphans="0" fo:widows="0" fo:hyphenation-ladder-count="no-limit"/>
      <style:text-properties fo:language="ru" fo:country="RU" style:letter-kerning="false" style:font-name-asian="Times New Roman1" style:language-asian="ru" style:country-asian="RU" style:language-complex="ar" style:country-complex="SA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top="0in" fo:margin-bottom="0in" style:contextual-spacing="false" fo:text-align="justify" style:justify-single-word="false" fo:orphans="0" fo:widows="0" fo:hyphenation-ladder-count="no-limit"/>
      <style:text-properties fo:language="ru" fo:country="RU" style:letter-kerning="false" style:font-name-asian="Times New Roman1" style:language-asian="ru" style:country-asian="RU" style:font-name-complex="Times New Roman1" style:language-complex="ar" style:country-complex="SA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top="0in" fo:margin-bottom="0in" style:contextual-spacing="false" fo:text-align="justify" style:justify-single-word="false" fo:orphans="0" fo:widows="0" fo:hyphenation-ladder-count="no-limit"/>
      <style:text-properties fo:language="pl" fo:country="PL" style:letter-kerning="false" style:font-name-asian="Times New Roman1" style:language-asian="ru" style:country-asian="RU" style:font-name-complex="Times New Roman1" style:language-complex="ar" style:country-complex="SA" fo:hyphenate="false" fo:hyphenation-remain-char-count="2" fo:hyphenation-push-char-count="2" loext:hyphenation-no-caps="false"/>
    </style:style>
    <style:style style:name="P16" style:family="paragraph" style:parent-style-name="Table_20_Contents">
      <style:paragraph-properties fo:orphans="0" fo:widows="0"/>
      <style:text-properties style:font-name-asian="Times New Roman1" style:font-name-complex="Times New Roman1"/>
    </style:style>
    <style:style style:name="P17" style:family="paragraph" style:parent-style-name="Standard">
      <style:text-properties officeooo:rsid="001098f7" officeooo:paragraph-rsid="001098f7"/>
    </style:style>
    <style:style style:name="P18" style:family="paragraph" style:parent-style-name="Standard">
      <style:paragraph-properties fo:text-align="justify" style:justify-single-word="false" fo:orphans="0" fo:widows="0"/>
      <style:text-properties fo:color="#c9211e" loext:opacity="100%" style:font-name="Bookman Uralic" style:font-name-complex="Calibri1"/>
    </style:style>
    <style:style style:name="P19" style:family="paragraph" style:parent-style-name="Standard">
      <style:paragraph-properties fo:margin-top="0in" fo:margin-bottom="0in" style:contextual-spacing="false" fo:text-align="justify" style:justify-single-word="false" fo:orphans="0" fo:widows="0"/>
      <style:text-properties fo:color="#ffff6d" loext:opacity="100%"/>
    </style:style>
    <style:style style:name="P20" style:family="paragraph" style:parent-style-name="Standard">
      <style:paragraph-properties fo:text-align="justify" style:justify-single-word="false" fo:orphans="0" fo:widows="0"/>
      <style:text-properties fo:color="#ffff00" loext:opacity="100%" style:font-name="Bookman Uralic" style:font-name-complex="Calibri1"/>
    </style:style>
    <style:style style:name="P21" style:family="paragraph" style:parent-style-name="Standard">
      <style:paragraph-properties fo:margin-top="0in" fo:margin-bottom="0in" style:contextual-spacing="false" fo:text-align="justify" style:justify-single-word="false" fo:orphans="0" fo:widows="0"/>
      <style:text-properties fo:color="#ffff6d" loext:opacity="100%"/>
    </style:style>
    <style:style style:name="P22" style:family="paragraph" style:parent-style-name="Standard">
      <style:paragraph-properties fo:text-align="justify" style:justify-single-word="false" fo:orphans="0" fo:widows="0"/>
      <style:text-properties fo:color="#ffff00" loext:opacity="100%" style:font-name="Bookman Uralic" style:font-name-complex="Calibri1"/>
    </style:style>
    <style:style style:name="P23" style:family="paragraph" style:parent-style-name="Standard">
      <style:paragraph-properties fo:text-align="justify" style:justify-single-word="false" fo:orphans="0" fo:widows="0"/>
      <style:text-properties fo:color="#c9211e" loext:opacity="100%" style:font-name="Bookman Uralic" style:font-name-complex="Calibri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098f7" style:font-weight-asian="bold"/>
    </style:style>
    <style:style style:name="T3" style:family="text">
      <style:text-properties fo:color="#0070c0" loext:opacity="100%" style:font-name="Calibri" fo:font-size="11pt" fo:language="ru" fo:country="UA" style:font-size-asian="11pt" style:font-name-complex="Calibri1" style:font-size-complex="11pt"/>
    </style:style>
    <style:style style:name="T4" style:family="text">
      <style:text-properties fo:color="#0070c0" loext:opacity="100%" style:font-name="Calibri" style:font-name-complex="Calibri1"/>
    </style:style>
    <style:style style:name="T5" style:family="text">
      <style:text-properties fo:color="#0070c0" loext:opacity="100%" style:font-name="Calibri" style:font-name-complex="Calibri1" style:font-weight-complex="bold"/>
    </style:style>
    <style:style style:name="T6" style:family="text">
      <style:text-properties fo:color="#0070c0" loext:opacity="100%" style:font-name="Calibri" fo:language="ru" fo:country="UA" style:font-name-complex="Calibri1"/>
    </style:style>
    <style:style style:name="T7" style:family="text">
      <style:text-properties fo:color="#0070c0" loext:opacity="100%" style:font-name="Calibri" fo:language="ru" fo:country="RU" style:letter-kerning="false" style:font-name-asian="Times New Roman1" style:language-asian="ru" style:country-asian="RU" style:font-name-complex="Calibri1" style:language-complex="ar" style:country-complex="SA"/>
    </style:style>
    <style:style style:name="T8" style:family="text">
      <style:text-properties fo:language="ru" fo:country="UA"/>
    </style:style>
    <style:style style:name="T9" style:family="text">
      <style:text-properties fo:language="ru" fo:country="UA" fo:font-weight="bold" style:font-weight-asian="bold" style:font-weight-complex="bold"/>
    </style:style>
    <style:style style:name="T10" style:family="text">
      <style:text-properties fo:language="ru" fo:country="UA" fo:font-weight="bold" officeooo:rsid="00141a4b" style:font-weight-asian="bold" style:font-weight-complex="bold"/>
    </style:style>
    <style:style style:name="T11" style:family="text">
      <style:text-properties fo:language="ru" fo:country="UA" style:letter-kerning="false" style:font-name-asian="Times New Roman1" style:language-asian="ru" style:country-asian="RU" style:font-name-complex="Times New Roman1" style:language-complex="ar" style:country-complex="SA"/>
    </style:style>
    <style:style style:name="T12" style:family="text">
      <style:text-properties style:font-name="Times New Roman CYR" style:font-name-complex="Times New Roman CYR1"/>
    </style:style>
    <style:style style:name="T13" style:family="text">
      <style:text-properties style:font-name="Times New Roman CYR" officeooo:rsid="000f5673" style:font-name-complex="Times New Roman CYR1"/>
    </style:style>
    <style:style style:name="T14" style:family="text">
      <style:text-properties style:font-name="Times New Roman CYR" officeooo:rsid="001098f7" style:font-name-complex="Times New Roman CYR1"/>
    </style:style>
    <style:style style:name="T15" style:family="text">
      <style:text-properties fo:color="#ff0000" loext:opacity="100%" style:font-name="Calibri" fo:language="ru" fo:country="UA" fo:font-weight="bold" style:font-weight-asian="bold" style:font-name-complex="Calibri1"/>
    </style:style>
    <style:style style:name="T16" style:family="text">
      <style:text-properties style:font-name="Calibri" style:font-name-complex="Calibri1"/>
    </style:style>
    <style:style style:name="T17" style:family="text">
      <style:text-properties style:font-name="Calibri" fo:language="ru" fo:country="RU" style:letter-kerning="false" style:font-name-asian="Times New Roman1" style:language-asian="ru" style:country-asian="RU" style:font-name-complex="Calibri1" style:language-complex="ar" style:country-complex="SA" style:font-weight-complex="bold"/>
    </style:style>
    <style:style style:name="T18" style:family="text">
      <style:text-properties style:font-name="Calibri" fo:language="en" fo:country="US" style:letter-kerning="false" style:font-name-asian="Times New Roman1" style:language-asian="ru" style:country-asian="RU" style:font-name-complex="Calibri1" style:language-complex="ar" style:country-complex="SA" style:font-weight-complex="bold"/>
    </style:style>
    <style:style style:name="T19" style:family="text">
      <style:text-properties fo:language="ru" fo:country="RU"/>
    </style:style>
    <style:style style:name="T20" style:family="text">
      <style:text-properties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T21" style:family="text">
      <style:text-properties style:text-position="sub 58%"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T22" style:family="text">
      <style:text-properties fo:color="#c9211e" loext:opacity="100%" style:font-name="Calibri" fo:font-size="11pt" style:font-size-asian="11pt" style:font-name-complex="Calibri1" style:font-size-complex="11pt"/>
    </style:style>
    <style:style style:name="T23" style:family="text">
      <style:text-properties fo:color="#c9211e" loext:opacity="100%" style:font-name="Calibri" style:font-name-complex="Calibri1"/>
    </style:style>
    <style:style style:name="T24" style:family="text">
      <style:text-properties fo:color="#c9211e" loext:opacity="100%" style:font-name="Calibri" style:font-name-complex="Calibri1" style:font-weight-complex="bold"/>
    </style:style>
    <style:style style:name="T25" style:family="text">
      <style:text-properties fo:color="#c9211e" loext:opacity="100%" style:font-name="Calibri" officeooo:rsid="00124166" style:font-name-complex="Calibri1" style:font-weight-complex="bold"/>
    </style:style>
    <style:style style:name="T26" style:family="text">
      <style:text-properties fo:color="#c9211e" loext:opacity="100%" style:font-name="Calibri" fo:language="uk" fo:country="UA" style:letter-kerning="false" style:font-name-asian="Times New Roman1" style:language-asian="ru" style:country-asian="RU" style:font-name-complex="Calibri1" style:language-complex="ar" style:country-complex="SA"/>
    </style:style>
    <style:style style:name="T27" style:family="text">
      <style:text-properties fo:color="#c9211e" loext:opacity="100%" style:font-name="Calibri" fo:language="pl" fo:country="PL" style:letter-kerning="false" style:font-name-asian="Times New Roman1" style:language-asian="ru" style:country-asian="RU" style:font-name-complex="Calibri1" style:language-complex="ar" style:country-complex="SA"/>
    </style:style>
    <style:style style:name="T28" style:family="text">
      <style:text-properties fo:color="#c9211e" loext:opacity="100%" fo:font-weight="bold" style:font-weight-asian="bold"/>
    </style:style>
    <style:style style:name="T29" style:family="text">
      <style:text-properties officeooo:rsid="00141a4b"/>
    </style:style>
    <style:style style:name="T30" style:family="text">
      <style:text-properties officeooo:rsid="0015ac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Додаток <text:s/>2 </text:p>
      <text:p text:style-name="P4">до Договору про постачання</text:p>
      <text:p text:style-name="P1"><text:span text:style-name="T1"><text:s/>електричної енергії споживачу № </text:span><text:span text:style-name="T22">T_3101_AWS_1</text:span></text:p>
      <text:p text:style-name="P1"><text:span text:style-name="T1">від </text:span><text:span text:style-name="T23">22 листопада 2022 р.</text:span></text:p>
      <text:p text:style-name="Standard"><text:span text:style-name="T1">Дата укладення: </text:span><text:span text:style-name="T23">22 листопада 2022 р.</text:span><text:span text:style-name="T28"> <text:s/></text:span><text:span text:style-name="T1"><text:s text:c="26"/>Місце укладення: </text:span><text:span text:style-name="T9">м.</text:span><text:span text:style-name="T10">Київ</text:span></text:p>
      <text:p text:style-name="P3"/>
      <text:p text:style-name="P5"><text:span text:style-name="T1">ПРИВАТНЕ ПІДПРИЄМСТВО «</text:span><text:span text:style-name="T2">ПОСТАЧАЛЬНИК</text:span><text:span text:style-name="T1">»</text:span>, далі – <text:span text:style-name="T1">Постачальник</text:span>, що діє на підставі ліцензії з постачання електричної енергії споживачу, виданої згідно з Постановою Національної комісії, що здійснює державне регулювання у сферах енергетики та комунальних послуг, від <text:span text:style-name="T29">01</text:span>.09.<text:span text:style-name="T29">2020</text:span> р. № <text:span text:style-name="T29">1234</text:span>, в особі <text:span text:style-name="T12">керівника .... </text:span><text:span text:style-name="T14">ФІО</text:span><text:span text:style-name="T13"> </text:span>, який (яка) діє на підставі Довіреності № <text:span text:style-name="T29">ФФ</text:span>-2020/42 від 21.03.2020 р., з однієї сторони, </text:p>
      <text:p text:style-name="P5">та <text:span text:style-name="T8"><text:s/></text:span><text:span text:style-name="T23">ТОВ Мазда</text:span>, далі – Споживач, в особі <text:span text:style-name="T24">Директора</text:span><text:span text:style-name="T5"> </text:span><text:span text:style-name="T24">Сидола П.С.</text:span>,<text:span text:style-name="T15"> </text:span>який діє на підставі <text:bookmark-start text:name="__DdeLink__814_2612693528"/><text:span text:style-name="T23">С</text:span><text:bookmark-end text:name="__DdeLink__814_2612693528"/><text:span text:style-name="T23">татуту</text:span><text:span text:style-name="T16">,</text:span> <text:s/>з іншої сторони<text:span text:style-name="T1"> </text:span>разом – Сторони, а кожен окремо – Сторона, уклали цей Додаток 2 до Договору про постачання електричної енергії споживачу № <text:span text:style-name="T22">T_3101_AWS_1</text:span><text:span text:style-name="T3"> </text:span>від <text:span text:style-name="T4">22 листопада 2022 р.</text:span><text:span text:style-name="T6"> </text:span>р. (далі – Договір) та погодили наступну комерційну<text:span text:style-name="T19"> </text:span>пропозицію (далі – Комерційна пропозиція) постачання електричної енергії згідно з Договором: </text:p>
      <text:p text:style-name="P17">Пункти</text:p>
      <table:table table:name="ppes" table:style-name="ppes">
        <table:table-column table:style-name="ppes.A"/>
        <table:table-column table:style-name="ppes.B"/>
        <table:table-column table:style-name="ppes.C"/>
        <table:table-column table:style-name="ppes.D"/>
        <table:table-row table:style-name="ppes.1">
          <table:table-cell table:style-name="ppes.A1" office:value-type="string">
            <text:p text:style-name="P10">№</text:p>
          </table:table-cell>
          <table:table-cell table:style-name="ppes.A1" office:value-type="string">
            <text:p text:style-name="P10">Код</text:p>
          </table:table-cell>
          <table:table-cell table:style-name="ppes.A1" office:value-type="string">
            <text:p text:style-name="P10">Група</text:p>
          </table:table-cell>
          <table:table-cell table:style-name="ppes.A1" office:value-type="string">
            <text:p text:style-name="P10">Споживання</text:p>
          </table:table-cell>
        </table:table-row>
        <table:table-row table:style-name="ppes.2">
          <table:table-cell table:style-name="ppes.A2" office:value-type="string">
            <text:p text:style-name="P20">1</text:p>
          </table:table-cell>
          <table:table-cell table:style-name="ppes.A2" office:value-type="string">
            <text:p text:style-name="P18">34FR4432334566</text:p>
          </table:table-cell>
          <table:table-cell table:style-name="ppes.A2" office:value-type="string">
            <text:p text:style-name="P18">A</text:p>
          </table:table-cell>
          <table:table-cell table:style-name="ppes.A2" office:value-type="string">
            <text:p text:style-name="P20">100 кВт/Г</text:p>
          </table:table-cell>
        </table:table-row>
        <table:table-row table:style-name="ppes.2">
          <table:table-cell table:style-name="ppes.A2" office:value-type="string">
            <text:p text:style-name="P20">2</text:p>
          </table:table-cell>
          <table:table-cell table:style-name="ppes.A2" office:value-type="string">
            <text:p text:style-name="P18">34FR4432334567</text:p>
          </table:table-cell>
          <table:table-cell table:style-name="ppes.A2" office:value-type="string">
            <text:p text:style-name="P18">A</text:p>
          </table:table-cell>
          <table:table-cell table:style-name="ppes.A2" office:value-type="string">
            <text:p text:style-name="P20">200 кВт/Г</text:p>
          </table:table-cell>
        </table:table-row>
        <table:table-row table:style-name="ppes.2">
          <table:table-cell table:style-name="ppes.A2" office:value-type="string">
            <text:p text:style-name="P20">3</text:p>
          </table:table-cell>
          <table:table-cell table:style-name="ppes.A2" office:value-type="string">
            <text:p text:style-name="P18">34FR4432334567</text:p>
          </table:table-cell>
          <table:table-cell table:style-name="ppes.A2" office:value-type="string">
            <text:p text:style-name="P18">B</text:p>
          </table:table-cell>
          <table:table-cell table:style-name="ppes.A2" office:value-type="string">
            <text:p text:style-name="P20">150 кВт/Г</text:p>
          </table:table-cell>
        </table:table-row>
        <table:table-row table:style-name="ppes.2">
          <table:table-cell table:style-name="ppes.A2" office:value-type="string">
            <text:p text:style-name="P20">4</text:p>
          </table:table-cell>
          <table:table-cell table:style-name="ppes.A2" office:value-type="string">
            <text:p text:style-name="P18">34FR4432334567</text:p>
          </table:table-cell>
          <table:table-cell table:style-name="ppes.A2" office:value-type="string">
            <text:p text:style-name="P18">B</text:p>
          </table:table-cell>
          <table:table-cell table:style-name="ppes.A2" office:value-type="string">
            <text:p text:style-name="P20">200 кВт/Г</text:p>
          </table:table-cell>
        </table:table-row>
      </table:table>
      <text:p text:style-name="Standard"/>
      <table:table table:name="main" table:style-name="main">
        <table:table-column table:style-name="main.A"/>
        <table:table-column table:style-name="main.B"/>
        <table:table-row table:style-name="main.1">
          <table:table-cell table:style-name="main.A1" office:value-type="string">
            <text:p text:style-name="P11">Ціна (тариф) <text:s/>електричної енергії </text:p>
            <text:p text:style-name="P2"/>
            <text:p text:style-name="P2"/>
          </table:table-cell>
          <table:table-cell table:style-name="main.A1" office:value-type="string">
            <text:p text:style-name="P13">Базова ціна (тариф) 1 кВт·год, (далі – базова ціна) для обрахунку попередньої вартості електричної енергії, (далі – попередня вартість електричної енергії) для точок комерційного обліку, що віднесені до групи «а», визначається за формулою: </text:p>
            <text:p text:style-name="P7"><text:span text:style-name="T20">Ц</text:span><text:span text:style-name="T21">базова </text:span><text:span text:style-name="T20">=Ц</text:span><text:span text:style-name="T21">рдн м-2</text:span><text:span text:style-name="T20">*1,05, де</text:span></text:p>
            <text:p text:style-name="P6"><text:span text:style-name="T20">Ц</text:span><text:span text:style-name="T21">базова</text:span><text:span text:style-name="T20"> – базова ціна;</text:span></text:p>
            <text:p text:style-name="P6"><text:span text:style-name="T20">Ц</text:span><text:span text:style-name="T21">рдн м-2 </text:span><text:span text:style-name="T20">– прогнозована середньозважена ціна закупівлі для планового </text:span></text:p>
            <text:p text:style-name="P14">….</text:p>
            <text:p text:style-name="P6"><text:span text:style-name="T20">Ц</text:span><text:span text:style-name="T21">п</text:span><text:span text:style-name="T20"> <text:s/>– вартість послуг Постачальника, яка для цієї Комерційної пропозиції становить </text:span><text:span text:style-name="T26">9.45</text:span><text:span text:style-name="T20"> грн/кВт*год;</text:span></text:p>
            <text:p text:style-name="P14"/>
          </table:table-cell>
        </table:table-row>
        <table:table-row table:style-name="main.2">
          <table:table-cell table:style-name="main.A1" office:value-type="string">
            <text:p text:style-name="P12">Термін (строк) виставлення рахунку за електричну енергію та термін (строк) його оплати</text:p>
          </table:table-cell>
          <table:table-cell table:style-name="main.A1" office:value-type="string">
            <text:p text:style-name="P14">Розрахунковим періодом є календарний місяць.</text:p>
            <text:p text:style-name="P14">Споживач здійснює оплату попередньої вартості електричної енергії , що обраховується згідно з умовами цієї Комерційної пропозиції, в наступному порядку:</text:p>
            <table:table table:name="payments" table:style-name="payments">
              <table:table-column table:style-name="payments.A"/>
              <table:table-row table:style-name="payments.1">
                <table:table-cell table:style-name="payments.A1" office:value-type="string">
                  <text:p text:style-name="P16">Оплати</text:p>
                </table:table-cell>
              </table:table-row>
              <table:table-row table:style-name="payments.2">
                <table:table-cell table:style-name="payments.A2" office:value-type="string">
                  <text:p text:style-name="P19">- до 5 числа місяця, що передує розрахунковому період <text:s/>- 35% від попередньої вартості електричної енергії;</text:p>
                </table:table-cell>
              </table:table-row>
              <table:table-row table:style-name="payments.2">
                <table:table-cell table:style-name="payments.A2" office:value-type="string">
                  <text:p text:style-name="P19">- до 15 числа розрахункового періоду <text:s/>- 35% від попередньої вартості електричної енергії;</text:p>
                </table:table-cell>
              </table:table-row>
              <table:table-row table:style-name="payments.2">
                <table:table-cell table:style-name="payments.A2" office:value-type="string">
                  <text:p text:style-name="P19">- до 25 числа розрахункового періоду <text:s/>- 30% від попередньої вартості електричної енергії;</text:p>
                </table:table-cell>
              </table:table-row>
            </table:table>
            <text:p text:style-name="P9"/>
            <text:p text:style-name="P14">- протягом 5 (п'яти) робочих днів з дати надання рахунку – остаточний розрахунок за фактично спожиті у розрахунковому періоді обсяги електричної енергії (у разі необхідності здійснення доплати).</text:p>
            <text:p text:style-name="P8"/>
            <text:p text:style-name="P15">…</text:p>
          </table:table-cell>
        </table:table-row>
        <text:soft-page-break/>
        <table:table-row table:style-name="main.2">
          <table:table-cell table:style-name="main.A1" office:value-type="string">
            <text:p text:style-name="P12">Строк дії Договору </text:p>
          </table:table-cell>
          <table:table-cell table:style-name="main.A1" office:value-type="string">
            <text:p text:style-name="P6"><text:span text:style-name="T20">Договір діє до </text:span><text:span text:style-name="T7">22.11.2023</text:span><text:span text:style-name="T20"> р. (включно) і вважається автоматично продовженим на кожен наступний календарний рік, якщо </text:span></text:p>
            <text:p text:style-name="P15">…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ookman Uralic" svg:font-family="'Bookman Uralic'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uk" fo:country="UA" style:letter-kerning="false" style:font-name-asian="Times New Roman1" style:font-size-asian="10pt" style:language-asian="uk" style:country-asian="UA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Times New Roman" fo:font-size="10pt" fo:language="uk" fo:country="UA" style:letter-kerning="false" style:font-name-asian="Times New Roman1" style:font-size-asian="10pt" style:language-asian="uk" style:country-asian="UA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uk" fo:country="UA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Balloon_20_Text" style:display-name="Balloon Text" style:family="paragraph" style:parent-style-name="Standard" loext:linked-style-name="Tekst_20_dymka_20_Znak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loext:linked-style-name="Tekst_20_komentarza_20_Znak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Temat_20_komentarza_20_Znak">
      <style:text-properties fo:font-weight="bold" style:font-weight-asian="bold" style:font-weight-complex="bold"/>
    </style:style>
    <style:style style:name="Revision" style:family="paragraph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uk" fo:country="UA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Footnote" style:family="paragraph" style:parent-style-name="Standard" loext:linked-style-name="Tekst_20_przypisu_20_dolnego_20_Znak" style:class="extra"/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font-name="Times" fo:font-family="Times" style:font-family-generic="roman" style:font-pitch="variable" fo:font-size="10pt" fo:language="ru" fo:country="RU" style:font-size-asian="10pt" style:language-asian="ru" style:country-asian="RU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Nagłówek_20_Znak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Footer" style:family="paragraph" style:parent-style-name="Standard" loext:linked-style-name="Stopka_20_Znak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kst_20_dymka_20_Znak" style:display-name="Tekst dymka Znak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Tekst_20_komentarza_20_Znak" style:display-name="Tekst komentarza Znak" style:family="text" style:parent-style-name="Default_20_Paragraph_20_Font" loext:linked-style-name="annotation_20_text"/>
    <style:style style:name="Temat_20_komentarza_20_Znak" style:display-name="Temat komentarza Znak" style:family="text" style:parent-style-name="Tekst_20_komentarza_20_Znak" loext:linked-style-name="annotation_20_subject">
      <style:text-properties fo:font-weight="bold" style:font-weight-asian="bold" style:font-weight-complex="bold"/>
    </style:style>
    <style:style style:name="Tekst_20_przypisu_20_dolnego_20_Znak" style:display-name="Tekst przypisu dolnego Znak" style:family="text" style:parent-style-name="Default_20_Paragraph_20_Font">
      <style:text-properties fo:font-size="12pt" style:font-size-asian="12pt" style:font-size-complex="12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Nagłówek_20_Znak" style:display-name="Nagłówek Znak" style:family="text" style:parent-style-name="Default_20_Paragraph_20_Font">
      <style:text-properties fo:font-size="12pt" style:font-size-asian="12pt" style:font-size-complex="12pt"/>
    </style:style>
    <style:style style:name="Stopka_20_Znak" style:display-name="Stopka Znak" style:family="text" style:parent-style-name="Default_20_Paragraph_20_Font">
      <style:text-properties fo:font-size="12pt" style:font-size-asian="12pt" style:font-size-complex="12pt"/>
    </style:style>
    <style:style style:name="rvts23" style:family="text" style:parent-style-name="Default_20_Paragraph_20_Font"/>
    <style:style style:name="rvts0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0043in" fo:margin-left="0.9846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9:37:25.393313714</meta:creation-date>
    <dc:language>pl-PL</dc:language>
    <meta:editing-cycles>2</meta:editing-cycles>
    <meta:editing-duration>PT1S</meta:editing-duration>
    <meta:generator>LibreOffice/7.3.7.2$Linux_X86_64 LibreOffice_project/30$Build-2</meta:generator>
    <dc:date>2023-03-27T19:37:26.282911689</dc:date>
    <meta:document-statistic meta:table-count="3" meta:image-count="0" meta:object-count="0" meta:page-count="2" meta:paragraph-count="47" meta:word-count="354" meta:character-count="2532" meta:non-whitespace-character-count="2169"/>
    <meta:user-defined meta:name="AppVersion">15.0000</meta:user-defined>
    <meta:user-defined meta:name="ContentTypeId">0x01010023D1C20052C92D4681CC725CB5CE7066</meta:user-defined>
  </office:meta>
</office:document-meta>
</file>